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2e8" officeooo:paragraph-rsid="000012e8"/>
    </style:style>
    <style:style style:name="T1" style:family="text">
      <style:text-properties officeooo:rsid="00015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+<text:a xlink:type="simple" xlink:href="https://github.com/Rapptz/discord.py@rewrite" text:style-name="Internet_20_link" text:visited-style-name="Visited_20_Internet_20_Link">https://github.com/Rapptz/discord.p</text:a><text:span text:style-name="T1">y</text:span></text:p>
      <text:p text:style-name="P1">PyNaCl==1.3.0</text:p>
      <text:p text:style-name="P1">pandas</text:p>
      <text:p text:style-name="P1">dnspython==1.16.0</text:p>
      <text:p text:style-name="P1">async-timeout==3.0.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8-07T19:34:29.228000000</dc:date>
    <meta:editing-duration>PT3M33S</meta:editing-duration>
    <meta:editing-cycles>2</meta:editing-cycles>
    <meta:document-statistic meta:table-count="0" meta:image-count="0" meta:object-count="0" meta:page-count="1" meta:paragraph-count="5" meta:word-count="5" meta:character-count="96" meta:non-whitespace-character-count="96"/>
  </office:meta>
</office:document-meta>
</file>